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24cm"/>
    </style:style>
    <style:style style:name="co2" style:family="table-column">
      <style:table-column-properties fo:break-before="auto" style:column-width="5.81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" style:family="table-cell" style:parent-style-name="Default">
      <style:table-cell-properties fo:border-bottom="0.035cm solid #333333" style:diagonal-bl-tr="none" style:diagonal-tl-br="none" fo:border-left="none" fo:border-right="none" fo:border-top="none"/>
    </style:style>
    <style:style style:name="ce4" style:family="table-cell" style:parent-style-name="Default">
      <style:table-cell-properties style:diagonal-bl-tr="none" style:diagonal-tl-br="none" fo:border="none"/>
    </style:style>
    <style:style style:name="ce5" style:family="table-cell" style:parent-style-name="Default">
      <style:table-cell-properties style:glyph-orientation-vertical="0" fo:border-bottom="0.035cm solid #3333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font-weight="bold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" style:family="table-cell" style:parent-style-name="Default">
      <style:table-cell-properties style:glyph-orientation-vertical="0" fo:border-bottom="0.035cm solid #33333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Default">
      <style:table-cell-properties style:glyph-orientation-vertical="0" fo:border-bottom="0.002cm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2" style:family="table-cell" style:parent-style-name="Default">
      <style:table-cell-properties fo:background-color="#ffff00" fo:border="0.002cm solid #000000"/>
    </style:style>
    <style:style style:name="ce13" style:family="table-cell" style:parent-style-name="Default" style:data-style-name="N0">
      <style:table-cell-properties fo:background-color="#ffff00" fo:border="0.002cm solid #000000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5" style:family="table-cell" style:parent-style-name="Default">
      <style:table-cell-properties style:glyph-orientation-vertical="0" fo:border-bottom="0.035cm solid #3333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16" style:family="table-cell" style:parent-style-name="Default">
      <style:table-cell-properties style:glyph-orientation-vertical="0" fo:background-color="#ffff0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8" style:family="table-cell" style:parent-style-name="Default" style:data-style-name="N11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9" style:family="table-cell" style:parent-style-name="Default" style:data-style-name="N1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0" style:family="table-cell" style:parent-style-name="Default" style:data-style-name="N107">
      <style:table-cell-properties style:glyph-orientation-vertical="0" fo:background-color="#ffff0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1" style:family="table-cell" style:parent-style-name="Default" style:data-style-name="N0"/>
    <style:style style:name="ce22" style:family="table-cell" style:parent-style-name="Default" style:data-style-name="N30"/>
    <style:style style:name="ce23" style:family="table-cell" style:parent-style-name="Default" style:data-style-name="N113"/>
    <style:style style:name="ce24" style:family="table-cell" style:parent-style-name="Default" style:data-style-name="N11"/>
    <style:style style:name="ce25" style:family="table-cell" style:parent-style-name="Default">
      <style:table-cell-properties fo:border-bottom="0.002cm solid #000000" fo:border-left="none" fo:border-right="none" fo:border-top="none"/>
    </style:style>
    <style:style style:name="ce26" style:family="table-cell" style:parent-style-name="Default" style:data-style-name="N107"/>
    <style:style style:name="ce27" style:family="table-cell" style:parent-style-name="Default" style:data-style-name="N1"/>
    <style:style style:name="ce28" style:family="table-cell" style:parent-style-name="Default" style:data-style-name="N1">
      <style:table-cell-properties fo:background-color="#ffff00" fo:border="0.002cm solid #000000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fo:border-bottom="0.035cm solid #333333" style:diagonal-bl-tr="none" style:diagonal-tl-br="none" fo:border-left="none" fo:border-right="none" fo:border-top="none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diagonal-bl-tr="none" style:diagonal-tl-br="none" fo:border="none"/>
      <style:text-properties fo:color="#ff0000" fo:font-weight="bold" style:font-weight-asian="bold" style:font-weight-complex="bold"/>
    </style:style>
    <style:style style:name="ce33" style:family="table-cell" style:parent-style-name="Default">
      <style:table-cell-properties fo:border-bottom="0.002cm solid #000000" fo:border-left="none" fo:border-right="none" fo:border-top="none"/>
      <style:text-properties fo:font-weight="normal" style:font-weight-asian="normal" style:font-weight-complex="normal"/>
    </style:style>
    <style:style style:name="ce34" style:family="table-cell" style:parent-style-name="Default">
      <style:text-properties style:use-window-font-color="true" fo:font-weight="normal" style:font-weight-asian="normal" style:font-weight-complex="normal"/>
    </style:style>
    <style:style style:name="ce35" style:family="table-cell" style:parent-style-name="Default">
      <style:text-properties fo:color="#ffffff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Beispie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9"/>
        <table:table-column table:style-name="co3" table:number-columns-repeated="251" table:default-cell-style-name="Default"/>
        <table:table-row table:style-name="ro1">
          <table:table-cell table:style-name="ce1" office:value-type="string">
            <text:p>Beispiel 1</text:p>
          </table:table-cell>
          <table:table-cell table:style-name="ce8" office:value-type="string">
            <text:p>Anzahl der Jungen:</text:p>
          </table:table-cell>
          <table:table-cell office:value-type="float" office:value="13">
            <text:p>13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8" office:value-type="string">
            <text:p>Anzahl der Mädchen:</text:p>
          </table:table-cell>
          <table:table-cell office:value-type="float" office:value="15">
            <text:p>15</text:p>
          </table:table-cell>
          <table:table-cell table:number-columns-repeated="6"/>
          <table:table-cell table:style-name="ce35" table:formula="of:=FORMULA([.C3])" office:value-type="float" office:value="0">
            <text:p>#NV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>
            <text:p>Insgesamt:</text:p>
          </table:table-cell>
          <table:table-cell table:style-name="ce12"/>
          <table:table-cell table:number-columns-repeated="253"/>
        </table:table-row>
        <table:table-row table:style-name="ro1">
          <table:table-cell table:style-name="ce2"/>
          <table:table-cell table:style-name="ce8"/>
          <table:table-cell table:number-columns-repeated="7"/>
          <table:table-cell table:style-name="ce35" table:formula="of:=FORMULA([.C5])" office:value-type="float" office:value="0">
            <text:p>#NV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>
            <text:p>Jungenanteil:</text:p>
          </table:table-cell>
          <table:table-cell table:style-name="ce13"/>
          <table:table-cell table:number-columns-repeated="253"/>
        </table:table-row>
        <table:table-row table:style-name="ro1">
          <table:table-cell table:style-name="ce2"/>
          <table:table-cell table:style-name="ce8"/>
          <table:table-cell table:style-name="ce14"/>
          <table:table-cell table:number-columns-repeated="6"/>
          <table:table-cell table:style-name="ce35" table:formula="of:=FORMULA([.C7])" office:value-type="float" office:value="0">
            <text:p>#NV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>
            <text:p>Mädchenanteil:</text:p>
          </table:table-cell>
          <table:table-cell table:style-name="ce13"/>
          <table:table-cell/>
          <table:table-cell table:style-name="ce30" table:formula="of:=IF(OR(AND([.C1]=14;ISFORMULA([.C3]);[.C3]=[.C1]+[.C2];ISFORMULA([.C5]);[.C5]*[.C3]=[.C1];ISFORMULA([.C7]);[.C7]*[.C3]=[.C2]);[.C13]=&quot;&quot;);&quot;&quot;;&quot;Bearbeite die Beispiele 2 bis 10 erst, wenn du mit Beispiel 1 fertig bist. Lies die Arbeitsaufträge genau!&quot;)">
            <text:p/>
          </table:table-cell>
          <table:table-cell table:number-columns-repeated="251"/>
        </table:table-row>
        <table:table-row table:style-name="ro1">
          <table:table-cell table:style-name="ce3"/>
          <table:table-cell table:style-name="ce9"/>
          <table:table-cell table:style-name="ce15"/>
          <table:table-cell table:style-name="ce3"/>
          <table:table-cell table:style-name="ce31"/>
          <table:table-cell table:style-name="ce3" table:number-columns-repeated="251"/>
        </table:table-row>
        <table:table-row table:style-name="ro1">
          <table:table-cell table:style-name="ce2"/>
          <table:table-cell table:style-name="ce8"/>
          <table:table-cell table:style-name="ce14"/>
          <table:table-cell table:number-columns-repeated="253"/>
        </table:table-row>
        <table:table-row table:style-name="ro1">
          <table:table-cell table:style-name="ce1" office:value-type="string">
            <text:p>Beispiel 2</text:p>
          </table:table-cell>
          <table:table-cell table:style-name="ce8" office:value-type="string">
            <text:p>Grundlinie des Dreiecks [cm]:</text:p>
          </table:table-cell>
          <table:table-cell table:style-name="ce14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8" office:value-type="string">
            <text:p>Höhe des Dreiecks [cm]:</text:p>
          </table:table-cell>
          <table:table-cell table:style-name="ce14"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number-columns-repeated="9"/>
          <table:table-cell table:style-name="ce35" table:formula="of:=FORMULA([.C13])" office:value-type="float" office:value="0">
            <text:p>#NV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>
            <text:p>Flächeninhalt [cm²]:</text:p>
          </table:table-cell>
          <table:table-cell table:style-name="ce16"/>
          <table:table-cell/>
          <table:table-cell table:style-name="ce30" table:formula="of:=IF([.C13]&lt;&gt;&quot;&quot;;IF(ISFORMULA([.C13]);IF([.C13]=0.5*[.C10]*[.C11];IF(OR(ISERROR(FIND(&quot;C10&quot;;FORMULA([.C13])));ISERROR(FIND(&quot;C11&quot;;FORMULA([.C13]))));&quot;In der Formel müssen die Zellbezüge C10 und C11 vorkommen!&quot;;IF([.E7]=&quot;&quot;;&quot;Schaut gut aus ...&quot;;&quot;&quot;));IF([.C13]=[.C10]*[.C11];&quot;Du scheinst Dreieck und Parallelogramm zu verwechseln!&quot;;&quot;Deine Formel stimmt noch nicht.&quot;));IF([.C13]=0.5*[.C10]*[.C11];&quot;Trage nicht den Wert, sondern eine Formel ein!&quot;;&quot;Dein Wert ist falsch, außerdem sollst du nicht den Wert, sondern eine Formel eintragen!&quot;));&quot;&quot;)">
            <text:p/>
          </table:table-cell>
          <table:table-cell table:number-columns-repeated="251"/>
        </table:table-row>
        <table:table-row table:style-name="ro1">
          <table:table-cell table:style-name="ce3"/>
          <table:table-cell table:style-name="ce9"/>
          <table:table-cell table:style-name="ce15"/>
          <table:table-cell table:style-name="ce3"/>
          <table:table-cell table:style-name="ce31"/>
          <table:table-cell table:style-name="ce3" table:number-columns-repeated="251"/>
        </table:table-row>
        <table:table-row table:style-name="ro1">
          <table:table-cell table:style-name="ce2"/>
          <table:table-cell table:style-name="ce8"/>
          <table:table-cell table:style-name="ce14"/>
          <table:table-cell table:number-columns-repeated="253"/>
        </table:table-row>
        <table:table-row table:style-name="ro1">
          <table:table-cell table:style-name="ce1" office:value-type="string">
            <text:p>Beispiel 3</text:p>
          </table:table-cell>
          <table:table-cell table:style-name="ce8" office:value-type="string">
            <text:p>Länge des Quaders [cm]:</text:p>
          </table:table-cell>
          <table:table-cell table:style-name="ce14" office:value-type="float" office:value="5">
            <text:p>5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8" office:value-type="string">
            <text:p>Breite des Quaders [cm]:</text:p>
          </table:table-cell>
          <table:table-cell table:style-name="ce14" office:value-type="float" office:value="8">
            <text:p>8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8" office:value-type="string">
            <text:p>Höhe des Quaders [cm]:</text:p>
          </table:table-cell>
          <table:table-cell table:style-name="ce14"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number-columns-repeated="9"/>
          <table:table-cell table:style-name="ce35" table:formula="of:=FORMULA([.C20])" office:value-type="float" office:value="0">
            <text:p>#NV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10" office:value-type="string">
            <text:p>Volumen:</text:p>
          </table:table-cell>
          <table:table-cell table:style-name="ce17"/>
          <table:table-cell table:style-name="ce4"/>
          <table:table-cell table:style-name="ce32" table:formula="of:=IF([.C20]&lt;&gt;&quot;&quot;;IF(ISFORMULA([.C20]);IF(OR(ISERROR(FIND(&quot;C16&quot;;FORMULA([.C20])));ISERROR(FIND(&quot;C17&quot;;FORMULA([.C20])));ISERROR(FIND(&quot;C18&quot;;FORMULA([.C20]))));&quot;Trage in die Formel nicht Zahlen, sondern die richtigen Zellbezüge ein!&quot;;IF([.C20]=[.C16]*[.C17]*[.C18];&quot;Passt ...&quot;;&quot;Die Formel fürs Volumen stimmt noch nicht!&quot;));&quot;Trage keinen Wert, sondern eine Formel ein!&quot;);&quot;&quot;)">
            <text:p/>
          </table:table-cell>
          <table:table-cell table:style-name="ce4" table:number-columns-repeated="4"/>
          <table:table-cell/>
          <table:table-cell table:style-name="ce4"/>
          <table:table-cell/>
          <table:table-cell table:style-name="ce4" table:number-columns-repeated="244"/>
        </table:table-row>
        <table:table-row table:style-name="ro1">
          <table:table-cell table:style-name="ce2"/>
          <table:table-cell table:style-name="ce8"/>
          <table:table-cell table:style-name="ce14"/>
          <table:table-cell table:number-columns-repeated="6"/>
          <table:table-cell table:style-name="ce35" table:formula="of:=FORMULA([.C22])" office:value-type="float" office:value="0">
            <text:p>#NV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>
            <text:p>Oberflächeninhalt:</text:p>
          </table:table-cell>
          <table:table-cell table:style-name="ce16"/>
          <table:table-cell/>
          <table:table-cell table:style-name="ce30" table:formula="of:=IF([.C22]&lt;&gt;&quot;&quot;;IF(ISFORMULA([.C22]);IF(OR(ISERROR(FIND(&quot;C16&quot;;FORMULA([.C22])));ISERROR(FIND(&quot;C17&quot;;FORMULA([.C22])));ISERROR(FIND(&quot;C18&quot;;FORMULA([.C22]))));&quot;Trage in die Formel nicht Zahlen, sondern die richtigen Zellbezüge ein!&quot;;IF([.C22]=2*([.C16]*[.C17]+[.C16]*[.C18]+[.C17]*[.C18]);&quot;Nicht schlecht ...&quot;;&quot;Die Formel für den Oberflächeninhalt stimmt noch nicht!&quot;));&quot;Trage keinen Wert, sondern eine Formel ein!&quot;);&quot;&quot;)">
            <text:p/>
          </table:table-cell>
          <table:table-cell table:number-columns-repeated="251"/>
        </table:table-row>
        <table:table-row table:style-name="ro1">
          <table:table-cell table:style-name="ce3"/>
          <table:table-cell table:style-name="ce9"/>
          <table:table-cell table:style-name="ce15"/>
          <table:table-cell table:style-name="ce3"/>
          <table:table-cell table:style-name="ce31"/>
          <table:table-cell table:style-name="ce3" table:number-columns-repeated="251"/>
        </table:table-row>
        <table:table-row table:style-name="ro1">
          <table:table-cell table:style-name="ce2"/>
          <table:table-cell table:style-name="ce8"/>
          <table:table-cell table:style-name="ce14"/>
          <table:table-cell table:number-columns-repeated="253"/>
        </table:table-row>
        <table:table-row table:style-name="ro1">
          <table:table-cell table:style-name="ce1" office:value-type="string">
            <text:p>Beispiel 4</text:p>
          </table:table-cell>
          <table:table-cell table:style-name="ce8" office:value-type="string">
            <text:p>Note der 1. Schulaufgabe:</text:p>
          </table:table-cell>
          <table:table-cell table:style-name="ce14"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8" office:value-type="string">
            <text:p>Note der 2. Schulaufgabe:</text:p>
          </table:table-cell>
          <table:table-cell table:style-name="ce14"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8" office:value-type="string">
            <text:p>Note der 3. Schulaufgabe:</text:p>
          </table:table-cell>
          <table:table-cell table:style-name="ce14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number-columns-repeated="9"/>
          <table:table-cell table:style-name="ce35" table:formula="of:=FORMULA([.C29])" office:value-type="float" office:value="0">
            <text:p>#NV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>
            <text:p>Notendurchschnitt:</text:p>
          </table:table-cell>
          <table:table-cell table:style-name="ce12"/>
          <table:table-cell/>
          <table:table-cell table:style-name="ce32" table:formula="of:=IF([.C29]&lt;&gt;&quot;&quot;;IF(ISFORMULA([.C29]);IF(OR(ISERROR(FIND(&quot;C25&quot;;FORMULA([.C29])));ISERROR(FIND(&quot;C27&quot;;FORMULA([.C29]))));&quot;In der Formel müssen die richtigen Zellbezüge vorkommen!&quot;;IF(ABS([.C29]-([.C25]+[.C26]+[.C27])/3)&lt;0.01;&quot;Okay.&quot;;IF(ABS([.C29]-([.C25]+[.C26]+[.C27]/3))&lt;0.01;&quot;Auch hier gilt: Punkt vor Strich! Du musst Klammern verwenden.&quot;;&quot;So rechnet man den Durchschnitt aus drei Zahlen nicht aus!&quot;)));&quot;Trage keinen Wert, sondern eine Formel ein!&quot;);&quot;&quot;)">
            <text:p/>
          </table:table-cell>
          <table:table-cell table:number-columns-repeated="251"/>
        </table:table-row>
        <table:table-row table:style-name="ro1">
          <table:table-cell table:style-name="ce3"/>
          <table:table-cell table:style-name="ce9"/>
          <table:table-cell table:style-name="ce3" table:number-columns-repeated="2"/>
          <table:table-cell table:style-name="ce31"/>
          <table:table-cell table:style-name="ce3" table:number-columns-repeated="251"/>
        </table:table-row>
        <table:table-row table:style-name="ro1">
          <table:table-cell table:style-name="ce2"/>
          <table:table-cell table:style-name="ce8"/>
          <table:table-cell table:style-name="ce14"/>
          <table:table-cell table:number-columns-repeated="253"/>
        </table:table-row>
        <table:table-row table:style-name="ro1">
          <table:table-cell table:style-name="ce1" office:value-type="string">
            <text:p>Beispiel 5</text:p>
          </table:table-cell>
          <table:table-cell table:style-name="ce8" office:value-type="string">
            <text:p>Listenpreis:</text:p>
          </table:table-cell>
          <table:table-cell table:style-name="ce18" office:value-type="float" office:value="52">
            <text:p>52,00 €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8" office:value-type="string">
            <text:p>Rabatt:</text:p>
          </table:table-cell>
          <table:table-cell table:style-name="ce19" office:value-type="percentage" office:value="0.15">
            <text:p>15%</text:p>
          </table:table-cell>
          <table:table-cell table:number-columns-repeated="253"/>
        </table:table-row>
        <table:table-row table:style-name="ro1">
          <table:table-cell table:number-columns-repeated="9"/>
          <table:table-cell table:style-name="ce35" table:formula="of:=FORMULA([.C35])" office:value-type="float" office:value="0">
            <text:p>#NV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>
            <text:p>Verkaufspreis:</text:p>
          </table:table-cell>
          <table:table-cell table:style-name="ce20"/>
          <table:table-cell/>
          <table:table-cell table:style-name="ce32" table:formula="of:=IF([.C35]&lt;&gt;&quot;&quot;;IF(ISFORMULA([.C35]);IF(OR(ISERROR(FIND(&quot;C32&quot;;FORMULA([.C35])));ISERROR(FIND(&quot;C33&quot;;FORMULA([.C35]))));&quot;Trage in die Formel nicht Zahlen, sondern die richtigen Zellbezüge ein!&quot;;IF([.C35]=[.C32]-[.C33]*[.C32];&quot;Gut! Ab jetzt werd ich mich mit Kommentaren zurückhalten ...&quot;;&quot;Du musst &quot;&amp;([.C33]*100)&amp;&quot; % von &quot;&amp;[.C32]&amp;&quot; € berechnen und von &quot;&amp;[.C32]&amp;&quot; € subtrahieren.&quot;));&quot;Trage keinen Wert, sondern eine Formel ein!&quot;);&quot;&quot;)">
            <text:p/>
          </table:table-cell>
          <table:table-cell table:number-columns-repeated="251"/>
        </table:table-row>
        <table:table-row table:style-name="ro1">
          <table:table-cell table:style-name="ce3"/>
          <table:table-cell table:style-name="ce9"/>
          <table:table-cell table:style-name="ce15"/>
          <table:table-cell table:style-name="ce3"/>
          <table:table-cell table:style-name="ce31"/>
          <table:table-cell table:style-name="ce3" table:number-columns-repeated="251"/>
        </table:table-row>
        <table:table-row table:style-name="ro1">
          <table:table-cell table:style-name="ce2"/>
          <table:table-cell table:style-name="ce8"/>
          <table:table-cell table:number-columns-repeated="254"/>
        </table:table-row>
        <table:table-row table:style-name="ro1">
          <table:table-cell table:style-name="ce1" office:value-type="string">
            <text:p>Beispiel 6</text:p>
          </table:table-cell>
          <table:table-cell table:style-name="ce8" office:value-type="string">
            <text:p>Mein Geburtstag:</text:p>
          </table:table-cell>
          <table:table-cell table:style-name="ce21"/>
          <table:table-cell table:number-columns-repeated="253"/>
        </table:table-row>
        <table:table-row table:style-name="ro1">
          <table:table-cell table:style-name="ce2"/>
          <table:table-cell table:style-name="ce8" office:value-type="string">
            <text:p>Heutiges Datum:</text:p>
          </table:table-cell>
          <table:table-cell table:style-name="ce22" table:formula="of:=NOW()" office:value-type="date" office:date-value="2012-09-19T23:22:34.79">
            <text:p>19.09.12</text:p>
          </table:table-cell>
          <table:table-cell table:number-columns-repeated="253"/>
        </table:table-row>
        <table:table-row table:style-name="ro1">
          <table:table-cell table:number-columns-repeated="9"/>
          <table:table-cell table:style-name="ce35" table:formula="of:=FORMULA([.C41])" office:value-type="float" office:value="0">
            <text:p>#NV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>
            <text:p>Alter in Tagen:</text:p>
          </table:table-cell>
          <table:table-cell table:style-name="ce13"/>
          <table:table-cell table:number-columns-repeated="253"/>
        </table:table-row>
        <table:table-row table:style-name="ro1">
          <table:table-cell table:style-name="ce2"/>
          <table:table-cell table:style-name="ce8"/>
          <table:table-cell table:number-columns-repeated="7"/>
          <table:table-cell table:style-name="ce35" table:formula="of:=FORMULA([.C43])" office:value-type="float" office:value="0">
            <text:p>#NV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>
            <text:p>Alter in Sekunden:</text:p>
          </table:table-cell>
          <table:table-cell table:style-name="ce12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office:value-type="string">
            <text:p>Trage dein Geburtsdatum in Zelle <text:span text:style-name="T1">C38</text:span> ein. Um das Alter in Tagen auszurechnen, musst du die beiden Datumswerte subtrahieren und beim Ergebnis den Datentyp Zahl einstellen.</text:p>
          </table:table-cell>
          <table:table-cell table:number-columns-repeated="254"/>
        </table:table-row>
        <table:table-row table:style-name="ro1">
          <table:table-cell table:style-name="ce5"/>
          <table:table-cell table:style-name="ce9"/>
          <table:table-cell table:style-name="ce3" table:number-columns-repeated="2"/>
          <table:table-cell table:style-name="ce31"/>
          <table:table-cell table:style-name="ce3" table:number-columns-repeated="251"/>
        </table:table-row>
        <table:table-row table:style-name="ro1">
          <table:table-cell table:style-name="ce2"/>
          <table:table-cell table:style-name="ce8"/>
          <table:table-cell table:number-columns-repeated="254"/>
        </table:table-row>
        <table:table-row table:style-name="ro1">
          <table:table-cell table:style-name="ce1" office:value-type="string">
            <text:p>Beispiel 7</text:p>
          </table:table-cell>
          <table:table-cell table:style-name="ce8" office:value-type="string">
            <text:p>Sparguthaben:</text:p>
          </table:table-cell>
          <table:table-cell table:style-name="ce23" office:value-type="float" office:value="1200">
            <text:p>1.200,00 €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8" office:value-type="string">
            <text:p>Zinssatz:</text:p>
          </table:table-cell>
          <table:table-cell table:style-name="ce24" office:value-type="percentage" office:value="0.0425">
            <text:p>4,25%</text:p>
          </table:table-cell>
          <table:table-cell table:number-columns-repeated="253"/>
        </table:table-row>
        <table:table-row table:style-name="ro1">
          <table:table-cell table:number-columns-repeated="9"/>
          <table:table-cell table:style-name="ce35" table:formula="of:=FORMULA([.C51])" office:value-type="float" office:value="0">
            <text:p>#NV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>
            <text:p>Guthaben nach 1 Jahr:</text:p>
          </table:table-cell>
          <table:table-cell table:style-name="ce12"/>
          <table:table-cell table:number-columns-repeated="253"/>
        </table:table-row>
        <table:table-row table:style-name="ro1">
          <table:table-cell table:style-name="ce2"/>
          <table:table-cell table:style-name="ce8"/>
          <table:table-cell table:number-columns-repeated="7"/>
          <table:table-cell table:style-name="ce35" table:formula="of:=FORMULA([.C53])" office:value-type="float" office:value="0">
            <text:p>#NV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>
            <text:p>Guthaben nach 2 Jahren:</text:p>
          </table:table-cell>
          <table:table-cell table:style-name="ce12"/>
          <table:table-cell table:number-columns-repeated="253"/>
        </table:table-row>
        <table:table-row table:style-name="ro1">
          <table:table-cell table:style-name="ce2"/>
          <table:table-cell table:style-name="ce8"/>
          <table:table-cell table:number-columns-repeated="7"/>
          <table:table-cell table:style-name="ce35" table:formula="of:=FORMULA([.C55])" office:value-type="float" office:value="0">
            <text:p>#NV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>
            <text:p>Guthaben nach 3 Jahren:</text:p>
          </table:table-cell>
          <table:table-cell table:style-name="ce12"/>
          <table:table-cell table:number-columns-repeated="253"/>
        </table:table-row>
        <table:table-row table:style-name="ro1">
          <table:table-cell table:style-name="ce6"/>
          <table:table-cell table:style-name="ce11"/>
          <table:table-cell table:style-name="ce25" table:number-columns-repeated="2"/>
          <table:table-cell table:style-name="ce33"/>
          <table:table-cell table:style-name="ce25" table:number-columns-repeated="251"/>
        </table:table-row>
        <table:table-row table:style-name="ro1">
          <table:table-cell table:style-name="ce2"/>
          <table:table-cell table:style-name="ce8"/>
          <table:table-cell table:number-columns-repeated="254"/>
        </table:table-row>
        <table:table-row table:style-name="ro1">
          <table:table-cell table:style-name="ce7" office:value-type="string">
            <text:p>Beispiel 8</text:p>
          </table:table-cell>
          <table:table-cell table:style-name="ce8" office:value-type="string">
            <text:p>Anzahl der Erwachsenen: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8" office:value-type="string">
            <text:p>Anzahl der Kinder:</text:p>
          </table:table-cell>
          <table:table-cell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8" office:value-type="string">
            <text:p>Preis für einen Erwachsenen:</text:p>
          </table:table-cell>
          <table:table-cell table:style-name="ce26" office:value-type="currency" office:currency="EUR" office:value="14.5">
            <text:p>14,50 €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8" office:value-type="string">
            <text:p>Preis für ein Kind:</text:p>
          </table:table-cell>
          <table:table-cell table:style-name="ce26" office:value-type="currency" office:currency="EUR" office:value="9.5">
            <text:p>9,50 €</text:p>
          </table:table-cell>
          <table:table-cell table:number-columns-repeated="253"/>
        </table:table-row>
        <table:table-row table:style-name="ro1">
          <table:table-cell table:number-columns-repeated="9"/>
          <table:table-cell table:style-name="ce35" table:formula="of:=FORMULA([.C63])" office:value-type="float" office:value="0">
            <text:p>#NV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nzahl der Personen:</text:p>
          </table:table-cell>
          <table:table-cell table:style-name="ce12"/>
          <table:table-cell table:number-columns-repeated="253"/>
        </table:table-row>
        <table:table-row table:style-name="ro1">
          <table:table-cell table:style-name="ce2"/>
          <table:table-cell table:style-name="ce8"/>
          <table:table-cell table:number-columns-repeated="7"/>
          <table:table-cell table:style-name="ce35" table:formula="of:=FORMULA([.C65])" office:value-type="float" office:value="0">
            <text:p>#NV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>
            <text:p>Gesamtpreis:</text:p>
          </table:table-cell>
          <table:table-cell table:style-name="ce12"/>
          <table:table-cell table:number-columns-repeated="253"/>
        </table:table-row>
        <table:table-row table:style-name="ro1">
          <table:table-cell table:style-name="ce6"/>
          <table:table-cell table:style-name="ce11"/>
          <table:table-cell table:style-name="ce25" table:number-columns-repeated="2"/>
          <table:table-cell table:style-name="ce33"/>
          <table:table-cell table:style-name="ce25" table:number-columns-repeated="251"/>
        </table:table-row>
        <table:table-row table:style-name="ro1">
          <table:table-cell table:style-name="ce2"/>
          <table:table-cell table:style-name="ce8" table:number-columns-repeated="2"/>
          <table:table-cell table:number-columns-repeated="253"/>
        </table:table-row>
        <table:table-row table:style-name="ro1">
          <table:table-cell table:style-name="ce7" office:value-type="string">
            <text:p>Beispiel 9</text:p>
          </table:table-cell>
          <table:table-cell table:style-name="ce8" office:value-type="string">
            <text:p>Anzahl der Einsen:</text:p>
          </table:table-cell>
          <table:table-cell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8" office:value-type="string">
            <text:p>Anzahl der Zweien:</text:p>
          </table:table-cell>
          <table:table-cell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8" office:value-type="string">
            <text:p>Anzahl der Dreien:</text:p>
          </table:table-cell>
          <table:table-cell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8" office:value-type="string">
            <text:p>Anzahl der Vieren:</text:p>
          </table:table-cell>
          <table:table-cell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8" office:value-type="string">
            <text:p>Anzahl der Fünfen: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8" office:value-type="string">
            <text:p>Anzahl der Sechsen: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8"/>
          <table:table-cell table:number-columns-repeated="254"/>
        </table:table-row>
        <table:table-row table:style-name="ro1">
          <table:table-cell table:style-name="ce2"/>
          <table:table-cell table:style-name="ce8" office:value-type="string">
            <text:p>Anzahl der Arbeiten:</text:p>
          </table:table-cell>
          <table:table-cell table:style-name="ce12"/>
          <table:table-cell table:number-columns-repeated="8"/>
          <table:table-cell table:style-name="ce35" table:formula="of:=FORMULA([.C75])" office:value-type="float" office:value="0">
            <text:p>#NV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8" office:value-type="string">
            <text:p>Notendurchschnitt:</text:p>
          </table:table-cell>
          <table:table-cell table:style-name="ce12"/>
          <table:table-cell table:number-columns-repeated="8"/>
          <table:table-cell table:style-name="ce35" table:formula="of:=FORMULA([.C77])" office:value-type="float" office:value="0">
            <text:p>#NV</text:p>
          </table:table-cell>
          <table:table-cell table:number-columns-repeated="244"/>
        </table:table-row>
        <table:table-row table:style-name="ro1">
          <table:table-cell table:style-name="ce6"/>
          <table:table-cell table:style-name="ce11"/>
          <table:table-cell table:style-name="ce25" table:number-columns-repeated="2"/>
          <table:table-cell table:style-name="ce33"/>
          <table:table-cell table:style-name="ce25" table:number-columns-repeated="251"/>
        </table:table-row>
        <table:table-row table:style-name="ro1">
          <table:table-cell table:style-name="ce2"/>
          <table:table-cell table:style-name="ce8" table:number-columns-repeated="2"/>
          <table:table-cell table:number-columns-repeated="253"/>
        </table:table-row>
        <table:table-row table:style-name="ro1">
          <table:table-cell table:style-name="ce7" office:value-type="string">
            <text:p>Beispiel 10</text:p>
          </table:table-cell>
          <table:table-cell table:style-name="ce8" office:value-type="string">
            <text:p>Erste Zahl:</text:p>
          </table:table-cell>
          <table:table-cell table:style-name="ce27" office:value-type="float" office:value="1.4">
            <text:p>1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8" office:value-type="string">
            <text:p>Zweite Zahl:</text:p>
          </table:table-cell>
          <table:table-cell table:style-name="ce27" office:value-type="float" office:value="1.4">
            <text:p>1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8"/>
          <table:table-cell table:number-columns-repeated="254"/>
        </table:table-row>
        <table:table-row table:style-name="ro1">
          <table:table-cell table:style-name="ce2"/>
          <table:table-cell table:style-name="ce8" office:value-type="string">
            <text:p>Summe der beiden Zahlen:</text:p>
          </table:table-cell>
          <table:table-cell table:style-name="ce28"/>
          <table:table-cell/>
          <table:table-cell table:style-name="ce34"/>
          <table:table-cell table:number-columns-repeated="6"/>
          <table:table-cell table:style-name="ce35" table:formula="of:=FORMULA([.C83])" office:value-type="float" office:value="0">
            <text:p>#NV</text:p>
          </table:table-cell>
          <table:table-cell table:number-columns-repeated="244"/>
        </table:table-row>
        <table:table-row table:style-name="ro1" table:number-rows-repeated="65426">
          <table:table-cell table:style-name="ce2"/>
          <table:table-cell table:style-name="ce8"/>
          <table:table-cell table:number-columns-repeated="254"/>
        </table:table-row>
        <table:table-row table:style-name="ro1" table:number-rows-repeated="98306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" number:min-integer-digits="1"/>
    </number:number-style>
    <number:number-style style:name="N135">
      <number:number number:decimal-places="1" number:min-integer-digits="0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9">19.09.2012</text:date>, <text:time>23:22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Stork</meta:initial-creator>
    <meta:creation-date>2010-09-27T15:19:48.51</meta:creation-date>
    <dc:date>2012-09-19T23:22:34.68</dc:date>
    <meta:editing-duration>PT3H30M40S</meta:editing-duration>
    <meta:editing-cycles>7</meta:editing-cycles>
    <meta:generator>OpenOffice.org/3.4.1$Win32 OpenOffice.org_project/341m1$Build-9593</meta:generator>
    <dc:creator>Tobias Stork</dc:creator>
    <meta:document-statistic meta:table-count="1" meta:cell-count="112" meta:object-count="0"/>
  </office:meta>
</office:document-meta>
</file>